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74cm" table:align="left"/>
    </style:style>
    <style:style style:name="Table1.A" style:family="table-column">
      <style:table-column-properties style:column-width="2.376cm"/>
    </style:style>
    <style:style style:name="Table1.B" style:family="table-column">
      <style:table-column-properties style:column-width="2.35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1.588cm"/>
    </style:style>
    <style:style style:name="Table1.A1" style:family="table-cell">
      <style:table-cell-properties style:vertical-align="middle" fo:background-color="#336699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C2" style:family="table-cell">
      <style:table-cell-properties style:vertical-align="middle" fo:padding="0.049cm" fo:border="none"/>
    </style:style>
    <style:style style:name="Table1.D2" style:family="table-cell">
      <style:table-cell-properties style:vertical-align="middle" fo:padding="0.049cm" fo:border="none"/>
    </style:style>
    <style:style style:name="Table1.E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99cm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able_20_Heading">
      <style:paragraph-properties fo:margin-top="0cm" fo:margin-bottom="0.499cm" fo:text-align="center" style:justify-single-word="false" fo:padding="0cm" fo:border="none"/>
      <style:text-properties fo:font-variant="normal" fo:text-transform="none" fo:color="#ffffff" style:font-name="Verdana" fo:font-size="9pt" fo:font-style="normal" fo:font-weight="normal"/>
    </style:style>
    <style:style style:name="P6" style:family="paragraph" style:parent-style-name="Table_20_Heading">
      <style:paragraph-properties fo:margin-top="0cm" fo:margin-bottom="0.499cm" fo:text-align="center" style:justify-single-word="false" fo:padding="0cm" fo:border="none"/>
      <style:text-properties fo:font-variant="normal" fo:text-transform="none" fo:color="#ffffff"/>
    </style:style>
    <style:style style:name="P7" style:family="paragraph" style:parent-style-name="Table_20_Heading">
      <style:paragraph-properties fo:text-align="center" style:justify-single-word="false" fo:padding="0cm" fo:border="none"/>
      <style:text-properties fo:font-variant="normal" fo:text-transform="none" fo:color="#ffffff" style:font-name="Verdana" fo:font-size="9pt" fo:font-style="normal" fo:font-weight="bold"/>
    </style:style>
    <style:style style:name="P8" style:family="paragraph" style:parent-style-name="Table_20_Contents">
      <style:paragraph-properties fo:text-align="center" style:justify-single-word="false" fo:padding="0cm" fo:border="none"/>
      <style:text-properties fo:font-variant="normal" fo:text-transform="non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ffffff" style:font-name="Verdana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5" style:family="text">
      <style:text-properties style:font-name="Verdana" fo:font-size="9pt" fo:font-style="normal" fo:font-weight="normal"/>
    </style:style>
    <style:style style:name="T6" style:family="text">
      <style:text-properties style:font-name="Arial1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Disciplina SSC5858-4 </text:span></text:span><text:span text:style-name="T1"><text:line-break/></text:span><text:span text:style-name="Strong_20_Emphasis"><text:span text:style-name="T2">Introdução aos Sistemas Evolutivos</text:span></text:span></text:p>
      <text:p text:style-name="P2"><text:span text:style-name="Strong_20_Emphasis"><text:span text:style-name="T2">Área de Concentração:</text:span></text:span><text:span text:style-name="T1"> 55134</text:span></text:p>
      <text:p text:style-name="P2"><text:span text:style-name="Strong_20_Emphasis"><text:span text:style-name="T2">Criação:</text:span></text:span><text:span text:style-name="T1"> 09/12/2008</text:span></text:p>
      <text:p text:style-name="P2"><text:span text:style-name="Strong_20_Emphasis"><text:span text:style-name="T2">Ativação:</text:span></text:span><text:span text:style-name="T1"> 09/12/2008</text:span></text:p>
      <text:p text:style-name="P2"><text:span text:style-name="Strong_20_Emphasis"><text:span text:style-name="T2">Nr. de Créditos:</text:span></text:span><text:span text:style-name="T1"> 4</text:span></text:p>
      <text:p text:style-name="P2"><text:span text:style-name="Strong_20_Emphasis"><text:span text:style-name="T2">Carga Horária: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>Teórica</text:p>
              <text:p text:style-name="P6">(<text:span text:style-name="T5">por semana)</text:span></text:p>
            </table:table-cell>
            <table:table-cell table:style-name="Table1.A1" office:value-type="string">
              <text:p text:style-name="P5">Prática</text:p>
              <text:p text:style-name="P6">(<text:span text:style-name="T5">por semana)</text:span></text:p>
            </table:table-cell>
            <table:table-cell table:style-name="Table1.A1" office:value-type="string">
              <text:p text:style-name="P5">Estudos</text:p>
              <text:p text:style-name="P6">(<text:span text:style-name="T5">por semana)</text:span></text:p>
            </table:table-cell>
            <table:table-cell table:style-name="Table1.A1" office:value-type="string">
              <text:p text:style-name="P7">Duração</text:p>
            </table:table-cell>
            <table:table-cell table:style-name="Table1.A1" office:value-type="string">
              <text:p text:style-name="P7">Total</text:p>
            </table:table-cell>
          </table:table-row>
        </table:table-header-rows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0</text:p>
          </table:table-cell>
          <table:table-cell table:style-name="Table1.C2" office:value-type="string">
            <text:p text:style-name="P8">7</text:p>
          </table:table-cell>
          <table:table-cell table:style-name="Table1.D2" office:value-type="string">
            <text:p text:style-name="P8">6 <text:span text:style-name="T6">semanas</text:span></text:p>
          </table:table-cell>
          <table:table-cell table:style-name="Table1.E2" office:value-type="string">
            <text:p text:style-name="P8">60 <text:span text:style-name="T6">horas</text:span></text:p>
          </table:table-cell>
        </table:table-row>
      </table:table>
      <text:p text:style-name="P2"><text:span text:style-name="Strong_20_Emphasis"><text:span text:style-name="T2">Docentes Responsáveis:</text:span></text:span></text:p>
      <text:p text:style-name="P3">Alexandre Cláudio Botazzo Delbem</text:p>
      <text:p text:style-name="P3">Eduardo do Valle Simões</text:p>
      <text:p text:style-name="P2"><text:span text:style-name="Strong_20_Emphasis"><text:span text:style-name="T2">Objetivos:</text:span></text:span></text:p>
      <text:p text:style-name="P3">O objetivo deste curso é fornecer aos alunos uma forte base na área de Computação Evolutiva, abordando principalmente métodos de projeto e otimização de desempenho de Algoritmos Evolutivos (AEs). Pretende-se apresentar uma visão geral que reflita a situação atual da área, abordando os conceitos fundamentais; as técnicas mais atuais de seleção, crossover e mutação; o estudo de AEs voltados a pequenas populações (Micro Algoritmos Genéticos); aplicações em problemas do mundo real. Serão abordados métodos de otimização de parâmetros de configuração de AEs empregando inclusive outros AEs para isso.</text:p>
      <text:p text:style-name="P2"><text:span text:style-name="Strong_20_Emphasis"><text:span text:style-name="T2">Justificativa:</text:span></text:span></text:p>
      <text:p text:style-name="P3">A Computação Evolutiva é uma área de pesquisa que evoluiu dos Algoritmos Genéticos propostos por John Holland e estuda estratégias baseadas na competição entre espécies e seleção natural (baseada na Teoria da Evolução Neo-Darwiniana) para a produção de soluções para problemas de computação e engenharia. Com isso, um conjunto de soluções é gerado aleatoriamente e aplicado ao problema, para que sejam avaliadas. A partir daí, as melhores soluções são selecionadas e combinadas entre si para produzir novas conjuntos de soluções melhores. Essa metodologia computacional tem mostrado ser capaz de resolver eficientemente diversos problemas complexos nas áreas de engenharia e ciências, possibilitando encontrar soluções adequadas para problemas de grandes dimensões envolvendo sistemas altamente não-lineares.</text:p>
      <text:p text:style-name="P2"><text:span text:style-name="Strong_20_Emphasis"><text:span text:style-name="T2">Conteúdo:</text:span></text:span></text:p>
      <text:p text:style-name="P4">- <text:span text:style-name="T5">Introdução à Computação Evolutiva - Algoritmos Genéticos propostos por John Holland - Técnicas atuais de seleção, crossover e mutação - Algoritmos Evolutivos para pequenas populações (Micro Algoritmos Genéticos) - Aplicações de Algoritmos Evolutivos em problemas do mundo real</text:span></text:p>
      <text:p text:style-name="P2"><text:span text:style-name="Strong_20_Emphasis"><text:span text:style-name="T2">Forma de Avaliação:</text:span></text:span></text:p>
      <text:p text:style-name="P3">Média ponderada entre prova, trabalhos e seminários.</text:p>
      <text:p text:style-name="P2"><text:span text:style-name="Strong_20_Emphasis"><text:span text:style-name="T2">Observação:</text:span></text:span></text:p>
      <text:p text:style-name="P2"><text:span text:style-name="Strong_20_Emphasis"><text:span text:style-name="T2">Bibliografia:</text:span></text:span></text:p>
      <text:p text:style-name="P2"><text:span text:style-name="T3">1. </text:span><text:span text:style-name="T1">DE JONG, K. A., Evolutionary Computation. A Unified Approach, MIT Press, 2006. <text:line-break/>2. BARONE, D. A. C., SIMOES, E. V., FERRUGEM, A., BAZZAN, A. L., YEPES, I., FRANZEN, E., SILVEIRA, S. R. Sociedades artificiais - a nova fronteira da inteligência nas máquinas. Porto Alegre - RS: ARTMED EDITORA S.A., 2003. <text:line-break/>3. NOLFI, S. and FLOREANO, D.. Evolutionary robotics, the biology, intelligence, and technology of self-organizing machines. MIT Press/Bradford Books, 2001. 2. Xin Yao, Evolutionary computation: theory and applications, edited by University of Birmingham, UK, 1999. <text:line-break/>4. FLAKE, G. W., The computational beauty of nature. MIT Press. 1999. <text:line-break/>6. BACK, T., FOGEL, D. B., MICHALEWICZ, Z., Handbook of evolutionary computation, IOP Publishing Ltd and Oxford University Press, 1997. <text:line-break/>5. GEN, M., Genetic algorithms and engineering design, New York : Wiley, 199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4:17:03.30</meta:creation-date>
    <meta:document-statistic meta:table-count="1" meta:image-count="0" meta:object-count="0" meta:page-count="1" meta:paragraph-count="0" meta:word-count="434" meta:character-count="2994" meta:non-whitespace-character-count="2587"/>
    <dc:date>2012-03-11T14:17:45.60</dc:date>
    <meta:editing-duration>PT45S</meta:editing-duration>
    <meta:editing-cycles>1</meta:editing-cycles>
    <meta:generator>LibreOffice/3.4$Win32 LibreOffice_project/340m1$Build-103</meta:generator>
  </office:meta>
</office:document-meta>
</file>